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8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OptimizerRunSet</text:p>
          </table:table-cell>
          <table:table-cell office:value-type="string" calcext:value-type="string">
            <text:p>OptimizerRun</text:p>
          </table:table-cell>
          <table:table-cell office:value-type="string" calcext:value-type="string">
            <text:p>Board_ID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nstanceParamValu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05" calcext:value-type="float">
            <text:p>0.05</text:p>
          </table:table-cell>
          <table:table-cell table:style-name="ce1" table:formula="of:=VLOOKUP([.$E2]; [$Sheet2.$C:.$E]; 2; 0)" office:value-type="float" office:value="0.1" calcext:value-type="float">
            <text:p>0.1</text:p>
          </table:table-cell>
          <table:table-cell table:style-name="ce1" table:formula="of:=VLOOKUP([.$E2]; [$Sheet2.$C:.$E]; 3; 0)" office:value-type="float" office:value="0.9" calcext:value-type="float">
            <text:p>0.9</text:p>
          </table:table-cell>
          <table:table-cell table:formula="of:=([.F2]-[.G2])/([.H2]-[.G2])" office:value-type="percentage" office:value="-0.0625" calcext:value-type="percentage">
            <text:p>-6.2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905" calcext:value-type="float">
            <text:p>0.905</text:p>
          </table:table-cell>
          <table:table-cell table:style-name="ce1" table:formula="of:=VLOOKUP([.$E3]; [$Sheet2.$C:.$E]; 2; 0)" office:value-type="float" office:value="0.1" calcext:value-type="float">
            <text:p>0.1</text:p>
          </table:table-cell>
          <table:table-cell table:style-name="ce1" table:formula="of:=VLOOKUP([.$E3]; [$Sheet2.$C:.$E]; 3; 0)" office:value-type="float" office:value="0.9" calcext:value-type="float">
            <text:p>0.9</text:p>
          </table:table-cell>
          <table:table-cell table:formula="of:=([.F3]-[.G3])/([.H3]-[.G3])" office:value-type="percentage" office:value="1.00625" calcext:value-type="percentage">
            <text:p>100.6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05" calcext:value-type="float">
            <text:p>0.05</text:p>
          </table:table-cell>
          <table:table-cell table:style-name="ce1" table:formula="of:=VLOOKUP([.$E4]; [$Sheet2.$C:.$E]; 2; 0)" office:value-type="float" office:value="0.1" calcext:value-type="float">
            <text:p>0.1</text:p>
          </table:table-cell>
          <table:table-cell table:style-name="ce1" table:formula="of:=VLOOKUP([.$E4]; [$Sheet2.$C:.$E]; 3; 0)" office:value-type="float" office:value="0.9" calcext:value-type="float">
            <text:p>0.9</text:p>
          </table:table-cell>
          <table:table-cell table:formula="of:=([.F4]-[.G4])/([.H4]-[.G4])" office:value-type="percentage" office:value="-0.0625" calcext:value-type="percentage">
            <text:p>-6.2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opteventspertrack</text:p>
          </table:table-cell>
          <table:table-cell office:value-type="float" office:value="13" calcext:value-type="float">
            <text:p>13</text:p>
          </table:table-cell>
          <table:table-cell table:style-name="ce1" table:formula="of:=VLOOKUP([.$E5]; [$Sheet2.$C:.$E]; 2; 0)" office:value-type="float" office:value="8" calcext:value-type="float">
            <text:p>8</text:p>
          </table:table-cell>
          <table:table-cell table:style-name="ce1" table:formula="of:=VLOOKUP([.$E5]; [$Sheet2.$C:.$E]; 3; 0)" office:value-type="float" office:value="18" calcext:value-type="float">
            <text:p>18</text:p>
          </table:table-cell>
          <table:table-cell table:formula="of:=([.F5]-[.G5])/([.H5]-[.G5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seopteventspertrack</text:p>
          </table:table-cell>
          <table:table-cell office:value-type="float" office:value="13" calcext:value-type="float">
            <text:p>13</text:p>
          </table:table-cell>
          <table:table-cell table:style-name="ce1" table:formula="of:=VLOOKUP([.$E6]; [$Sheet2.$C:.$E]; 2; 0)" office:value-type="float" office:value="8" calcext:value-type="float">
            <text:p>8</text:p>
          </table:table-cell>
          <table:table-cell table:style-name="ce1" table:formula="of:=VLOOKUP([.$E6]; [$Sheet2.$C:.$E]; 3; 0)" office:value-type="float" office:value="18" calcext:value-type="float">
            <text:p>18</text:p>
          </table:table-cell>
          <table:table-cell table:formula="of:=([.F6]-[.G6])/([.H6]-[.G6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seopteventspertrack</text:p>
          </table:table-cell>
          <table:table-cell office:value-type="float" office:value="13" calcext:value-type="float">
            <text:p>13</text:p>
          </table:table-cell>
          <table:table-cell table:style-name="ce1" table:formula="of:=VLOOKUP([.$E7]; [$Sheet2.$C:.$E]; 2; 0)" office:value-type="float" office:value="8" calcext:value-type="float">
            <text:p>8</text:p>
          </table:table-cell>
          <table:table-cell table:style-name="ce1" table:formula="of:=VLOOKUP([.$E7]; [$Sheet2.$C:.$E]; 3; 0)" office:value-type="float" office:value="18" calcext:value-type="float">
            <text:p>18</text:p>
          </table:table-cell>
          <table:table-cell table:formula="of:=([.F7]-[.G7])/([.H7]-[.G7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seoptfirstchute</text:p>
          </table:table-cell>
          <table:table-cell office:value-type="float" office:value="8" calcext:value-type="float">
            <text:p>8</text:p>
          </table:table-cell>
          <table:table-cell table:style-name="ce1" table:formula="of:=VLOOKUP([.$E8]; [$Sheet2.$C:.$E]; 2; 0)" office:value-type="float" office:value="1" calcext:value-type="float">
            <text:p>1</text:p>
          </table:table-cell>
          <table:table-cell table:style-name="ce1" table:formula="of:=VLOOKUP([.$E8]; [$Sheet2.$C:.$E]; 3; 0)" office:value-type="float" office:value="15" calcext:value-type="float">
            <text:p>15</text:p>
          </table:table-cell>
          <table:table-cell table:formula="of:=([.F8]-[.G8])/([.H8]-[.G8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optfirstchute</text:p>
          </table:table-cell>
          <table:table-cell office:value-type="float" office:value="8" calcext:value-type="float">
            <text:p>8</text:p>
          </table:table-cell>
          <table:table-cell table:style-name="ce1" table:formula="of:=VLOOKUP([.$E9]; [$Sheet2.$C:.$E]; 2; 0)" office:value-type="float" office:value="1" calcext:value-type="float">
            <text:p>1</text:p>
          </table:table-cell>
          <table:table-cell table:style-name="ce1" table:formula="of:=VLOOKUP([.$E9]; [$Sheet2.$C:.$E]; 3; 0)" office:value-type="float" office:value="15" calcext:value-type="float">
            <text:p>15</text:p>
          </table:table-cell>
          <table:table-cell table:formula="of:=([.F9]-[.G9])/([.H9]-[.G9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seoptfirstchute</text:p>
          </table:table-cell>
          <table:table-cell office:value-type="float" office:value="8" calcext:value-type="float">
            <text:p>8</text:p>
          </table:table-cell>
          <table:table-cell table:style-name="ce1" table:formula="of:=VLOOKUP([.$E10]; [$Sheet2.$C:.$E]; 2; 0)" office:value-type="float" office:value="1" calcext:value-type="float">
            <text:p>1</text:p>
          </table:table-cell>
          <table:table-cell table:style-name="ce1" table:formula="of:=VLOOKUP([.$E10]; [$Sheet2.$C:.$E]; 3; 0)" office:value-type="float" office:value="15" calcext:value-type="float">
            <text:p>15</text:p>
          </table:table-cell>
          <table:table-cell table:formula="of:=([.F10]-[.G10])/([.H10]-[.G10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ncelimpedance</text:p>
          </table:table-cell>
          <table:table-cell office:value-type="float" office:value="1.00964912280702" calcext:value-type="float">
            <text:p>1.00964912280702</text:p>
          </table:table-cell>
          <table:table-cell table:style-name="ce1" table:formula="of:=VLOOKUP([.$E11]; [$Sheet2.$C:.$E]; 2; 0)" office:value-type="float" office:value="0.6" calcext:value-type="float">
            <text:p>0.6</text:p>
          </table:table-cell>
          <table:table-cell table:style-name="ce1" table:formula="of:=VLOOKUP([.$E11]; [$Sheet2.$C:.$E]; 3; 0)" office:value-type="float" office:value="1.4" calcext:value-type="float">
            <text:p>1.4</text:p>
          </table:table-cell>
          <table:table-cell table:formula="of:=([.F11]-[.G11])/([.H11]-[.G11])" office:value-type="percentage" office:value="0.512061403508775" calcext:value-type="percentage">
            <text:p>51.2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celimpedance</text:p>
          </table:table-cell>
          <table:table-cell office:value-type="float" office:value="1.00964912280702" calcext:value-type="float">
            <text:p>1.00964912280702</text:p>
          </table:table-cell>
          <table:table-cell table:style-name="ce1" table:formula="of:=VLOOKUP([.$E12]; [$Sheet2.$C:.$E]; 2; 0)" office:value-type="float" office:value="0.6" calcext:value-type="float">
            <text:p>0.6</text:p>
          </table:table-cell>
          <table:table-cell table:style-name="ce1" table:formula="of:=VLOOKUP([.$E12]; [$Sheet2.$C:.$E]; 3; 0)" office:value-type="float" office:value="1.4" calcext:value-type="float">
            <text:p>1.4</text:p>
          </table:table-cell>
          <table:table-cell table:formula="of:=([.F12]-[.G12])/([.H12]-[.G12])" office:value-type="percentage" office:value="0.512061403508775" calcext:value-type="percentage">
            <text:p>51.2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celimpedance</text:p>
          </table:table-cell>
          <table:table-cell office:value-type="float" office:value="1.00964912280702" calcext:value-type="float">
            <text:p>1.00964912280702</text:p>
          </table:table-cell>
          <table:table-cell table:style-name="ce1" table:formula="of:=VLOOKUP([.$E13]; [$Sheet2.$C:.$E]; 2; 0)" office:value-type="float" office:value="0.6" calcext:value-type="float">
            <text:p>0.6</text:p>
          </table:table-cell>
          <table:table-cell table:style-name="ce1" table:formula="of:=VLOOKUP([.$E13]; [$Sheet2.$C:.$E]; 3; 0)" office:value-type="float" office:value="1.4" calcext:value-type="float">
            <text:p>1.4</text:p>
          </table:table-cell>
          <table:table-cell table:formula="of:=([.F13]-[.G13])/([.H13]-[.G13])" office:value-type="percentage" office:value="0.512061403508775" calcext:value-type="percentage">
            <text:p>51.2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ndenergybufferdivider</text:p>
          </table:table-cell>
          <table:table-cell office:value-type="float" office:value="2.80743421052632" calcext:value-type="float">
            <text:p>2.80743421052632</text:p>
          </table:table-cell>
          <table:table-cell table:style-name="ce1" table:formula="of:=VLOOKUP([.$E14]; [$Sheet2.$C:.$E]; 2; 0)" office:value-type="float" office:value="0.5" calcext:value-type="float">
            <text:p>0.5</text:p>
          </table:table-cell>
          <table:table-cell table:style-name="ce1" table:formula="of:=VLOOKUP([.$E14]; [$Sheet2.$C:.$E]; 3; 0)" office:value-type="float" office:value="5" calcext:value-type="float">
            <text:p>5</text:p>
          </table:table-cell>
          <table:table-cell table:formula="of:=([.F14]-[.G14])/([.H14]-[.G14])" office:value-type="percentage" office:value="0.512763157894738" calcext:value-type="percentage">
            <text:p>51.2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denergybufferdivider</text:p>
          </table:table-cell>
          <table:table-cell office:value-type="float" office:value="2.80743421052632" calcext:value-type="float">
            <text:p>2.80743421052632</text:p>
          </table:table-cell>
          <table:table-cell table:style-name="ce1" table:formula="of:=VLOOKUP([.$E15]; [$Sheet2.$C:.$E]; 2; 0)" office:value-type="float" office:value="0.5" calcext:value-type="float">
            <text:p>0.5</text:p>
          </table:table-cell>
          <table:table-cell table:style-name="ce1" table:formula="of:=VLOOKUP([.$E15]; [$Sheet2.$C:.$E]; 3; 0)" office:value-type="float" office:value="5" calcext:value-type="float">
            <text:p>5</text:p>
          </table:table-cell>
          <table:table-cell table:formula="of:=([.F15]-[.G15])/([.H15]-[.G15])" office:value-type="percentage" office:value="0.512763157894738" calcext:value-type="percentage">
            <text:p>51.2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denergybufferdivider</text:p>
          </table:table-cell>
          <table:table-cell office:value-type="float" office:value="2.80743421052632" calcext:value-type="float">
            <text:p>2.80743421052632</text:p>
          </table:table-cell>
          <table:table-cell table:style-name="ce1" table:formula="of:=VLOOKUP([.$E16]; [$Sheet2.$C:.$E]; 2; 0)" office:value-type="float" office:value="0.5" calcext:value-type="float">
            <text:p>0.5</text:p>
          </table:table-cell>
          <table:table-cell table:style-name="ce1" table:formula="of:=VLOOKUP([.$E16]; [$Sheet2.$C:.$E]; 3; 0)" office:value-type="float" office:value="5" calcext:value-type="float">
            <text:p>5</text:p>
          </table:table-cell>
          <table:table-cell table:formula="of:=([.F16]-[.G16])/([.H16]-[.G16])" office:value-type="percentage" office:value="0.512763157894738" calcext:value-type="percentage">
            <text:p>51.2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ndenergyskewdiminisher</text:p>
          </table:table-cell>
          <table:table-cell office:value-type="float" office:value="3.05225563909774" calcext:value-type="float">
            <text:p>3.05225563909774</text:p>
          </table:table-cell>
          <table:table-cell table:style-name="ce1" table:formula="of:=VLOOKUP([.$E17]; [$Sheet2.$C:.$E]; 2; 0)" office:value-type="float" office:value="1" calcext:value-type="float">
            <text:p>1</text:p>
          </table:table-cell>
          <table:table-cell table:style-name="ce1" table:formula="of:=VLOOKUP([.$E17]; [$Sheet2.$C:.$E]; 3; 0)" office:value-type="float" office:value="5" calcext:value-type="float">
            <text:p>5</text:p>
          </table:table-cell>
          <table:table-cell table:formula="of:=([.F17]-[.G17])/([.H17]-[.G17])" office:value-type="percentage" office:value="0.513063909774435" calcext:value-type="percentage">
            <text:p>51.3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ndenergyskewdiminisher</text:p>
          </table:table-cell>
          <table:table-cell office:value-type="float" office:value="3.05225563909774" calcext:value-type="float">
            <text:p>3.05225563909774</text:p>
          </table:table-cell>
          <table:table-cell table:style-name="ce1" table:formula="of:=VLOOKUP([.$E18]; [$Sheet2.$C:.$E]; 2; 0)" office:value-type="float" office:value="1" calcext:value-type="float">
            <text:p>1</text:p>
          </table:table-cell>
          <table:table-cell table:style-name="ce1" table:formula="of:=VLOOKUP([.$E18]; [$Sheet2.$C:.$E]; 3; 0)" office:value-type="float" office:value="5" calcext:value-type="float">
            <text:p>5</text:p>
          </table:table-cell>
          <table:table-cell table:formula="of:=([.F18]-[.G18])/([.H18]-[.G18])" office:value-type="percentage" office:value="0.513063909774435" calcext:value-type="percentage">
            <text:p>51.3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ndenergyskewdiminisher</text:p>
          </table:table-cell>
          <table:table-cell office:value-type="float" office:value="3.05225563909774" calcext:value-type="float">
            <text:p>3.05225563909774</text:p>
          </table:table-cell>
          <table:table-cell table:style-name="ce1" table:formula="of:=VLOOKUP([.$E19]; [$Sheet2.$C:.$E]; 2; 0)" office:value-type="float" office:value="1" calcext:value-type="float">
            <text:p>1</text:p>
          </table:table-cell>
          <table:table-cell table:style-name="ce1" table:formula="of:=VLOOKUP([.$E19]; [$Sheet2.$C:.$E]; 3; 0)" office:value-type="float" office:value="5" calcext:value-type="float">
            <text:p>5</text:p>
          </table:table-cell>
          <table:table-cell table:formula="of:=([.F19]-[.G19])/([.H19]-[.G19])" office:value-type="percentage" office:value="0.513063909774435" calcext:value-type="percentage">
            <text:p>51.3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sallowbelowsetlength</text:p>
          </table:table-cell>
          <table:table-cell office:value-type="float" office:value="4.99987845341236" calcext:value-type="float">
            <text:p>4.99987845341236</text:p>
          </table:table-cell>
          <table:table-cell table:style-name="ce1" table:formula="of:=VLOOKUP([.$E20]; [$Sheet2.$C:.$E]; 2; 0)" office:value-type="float" office:value="3" calcext:value-type="float">
            <text:p>3</text:p>
          </table:table-cell>
          <table:table-cell table:style-name="ce1" table:formula="of:=VLOOKUP([.$E20]; [$Sheet2.$C:.$E]; 3; 0)" office:value-type="float" office:value="5" calcext:value-type="float">
            <text:p>5</text:p>
          </table:table-cell>
          <table:table-cell table:formula="of:=([.F20]-[.G20])/([.H20]-[.G20])" office:value-type="percentage" office:value="0.99993922670618" calcext:value-type="percentage">
            <text:p>99.9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allowbelowsetlength</text:p>
          </table:table-cell>
          <table:table-cell office:value-type="float" office:value="4.99997306519615" calcext:value-type="float">
            <text:p>4.99997306519615</text:p>
          </table:table-cell>
          <table:table-cell table:style-name="ce1" table:formula="of:=VLOOKUP([.$E21]; [$Sheet2.$C:.$E]; 2; 0)" office:value-type="float" office:value="3" calcext:value-type="float">
            <text:p>3</text:p>
          </table:table-cell>
          <table:table-cell table:style-name="ce1" table:formula="of:=VLOOKUP([.$E21]; [$Sheet2.$C:.$E]; 3; 0)" office:value-type="float" office:value="5" calcext:value-type="float">
            <text:p>5</text:p>
          </table:table-cell>
          <table:table-cell table:formula="of:=([.F21]-[.G21])/([.H21]-[.G21])" office:value-type="percentage" office:value="0.999986532598075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llowbelowsetlength</text:p>
          </table:table-cell>
          <table:table-cell office:value-type="float" office:value="4.99996620680595" calcext:value-type="float">
            <text:p>4.99996620680595</text:p>
          </table:table-cell>
          <table:table-cell table:style-name="ce1" table:formula="of:=VLOOKUP([.$E22]; [$Sheet2.$C:.$E]; 2; 0)" office:value-type="float" office:value="3" calcext:value-type="float">
            <text:p>3</text:p>
          </table:table-cell>
          <table:table-cell table:style-name="ce1" table:formula="of:=VLOOKUP([.$E22]; [$Sheet2.$C:.$E]; 3; 0)" office:value-type="float" office:value="5" calcext:value-type="float">
            <text:p>5</text:p>
          </table:table-cell>
          <table:table-cell table:formula="of:=([.F22]-[.G22])/([.H22]-[.G22])" office:value-type="percentage" office:value="0.999983103402975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ergybufferenforcement</text:p>
          </table:table-cell>
          <table:table-cell office:value-type="float" office:value="5.99975574144485" calcext:value-type="float">
            <text:p>5.99975574144485</text:p>
          </table:table-cell>
          <table:table-cell table:style-name="ce1" table:formula="of:=VLOOKUP([.$E23]; [$Sheet2.$C:.$E]; 2; 0)" office:value-type="float" office:value="1" calcext:value-type="float">
            <text:p>1</text:p>
          </table:table-cell>
          <table:table-cell table:style-name="ce1" table:formula="of:=VLOOKUP([.$E23]; [$Sheet2.$C:.$E]; 3; 0)" office:value-type="float" office:value="6" calcext:value-type="float">
            <text:p>6</text:p>
          </table:table-cell>
          <table:table-cell table:formula="of:=([.F23]-[.G23])/([.H23]-[.G23])" office:value-type="percentage" office:value="0.99995114828897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ergybufferenforcement</text:p>
          </table:table-cell>
          <table:table-cell office:value-type="float" office:value="5.9999405569298" calcext:value-type="float">
            <text:p>5.9999405569298</text:p>
          </table:table-cell>
          <table:table-cell table:style-name="ce1" table:formula="of:=VLOOKUP([.$E24]; [$Sheet2.$C:.$E]; 2; 0)" office:value-type="float" office:value="1" calcext:value-type="float">
            <text:p>1</text:p>
          </table:table-cell>
          <table:table-cell table:style-name="ce1" table:formula="of:=VLOOKUP([.$E24]; [$Sheet2.$C:.$E]; 3; 0)" office:value-type="float" office:value="6" calcext:value-type="float">
            <text:p>6</text:p>
          </table:table-cell>
          <table:table-cell table:formula="of:=([.F24]-[.G24])/([.H24]-[.G24])" office:value-type="percentage" office:value="0.99998811138596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ergybufferenforcement</text:p>
          </table:table-cell>
          <table:table-cell office:value-type="float" office:value="5.99952648196029" calcext:value-type="float">
            <text:p>5.99952648196029</text:p>
          </table:table-cell>
          <table:table-cell table:style-name="ce1" table:formula="of:=VLOOKUP([.$E25]; [$Sheet2.$C:.$E]; 2; 0)" office:value-type="float" office:value="1" calcext:value-type="float">
            <text:p>1</text:p>
          </table:table-cell>
          <table:table-cell table:style-name="ce1" table:formula="of:=VLOOKUP([.$E25]; [$Sheet2.$C:.$E]; 3; 0)" office:value-type="float" office:value="6" calcext:value-type="float">
            <text:p>6</text:p>
          </table:table-cell>
          <table:table-cell table:formula="of:=([.F25]-[.G25])/([.H25]-[.G25])" office:value-type="percentage" office:value="0.999905296392058" calcext:value-type="percentage">
            <text:p>99.9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nforceminspacing</text:p>
          </table:table-cell>
          <table:table-cell office:value-type="float" office:value="9.99960265416167" calcext:value-type="float">
            <text:p>9.99960265416167</text:p>
          </table:table-cell>
          <table:table-cell table:style-name="ce1" table:formula="of:=VLOOKUP([.$E26]; [$Sheet2.$C:.$E]; 2; 0)" office:value-type="float" office:value="2" calcext:value-type="float">
            <text:p>2</text:p>
          </table:table-cell>
          <table:table-cell table:style-name="ce1" table:formula="of:=VLOOKUP([.$E26]; [$Sheet2.$C:.$E]; 3; 0)" office:value-type="float" office:value="10" calcext:value-type="float">
            <text:p>10</text:p>
          </table:table-cell>
          <table:table-cell table:formula="of:=([.F26]-[.G26])/([.H26]-[.G26])" office:value-type="percentage" office:value="0.999950331770209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nforceminspacing</text:p>
          </table:table-cell>
          <table:table-cell office:value-type="float" office:value="9.99994364137808" calcext:value-type="float">
            <text:p>9.99994364137808</text:p>
          </table:table-cell>
          <table:table-cell table:style-name="ce1" table:formula="of:=VLOOKUP([.$E27]; [$Sheet2.$C:.$E]; 2; 0)" office:value-type="float" office:value="2" calcext:value-type="float">
            <text:p>2</text:p>
          </table:table-cell>
          <table:table-cell table:style-name="ce1" table:formula="of:=VLOOKUP([.$E27]; [$Sheet2.$C:.$E]; 3; 0)" office:value-type="float" office:value="10" calcext:value-type="float">
            <text:p>10</text:p>
          </table:table-cell>
          <table:table-cell table:formula="of:=([.F27]-[.G27])/([.H27]-[.G27])" office:value-type="percentage" office:value="0.99999295517226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forceminspacing</text:p>
          </table:table-cell>
          <table:table-cell office:value-type="float" office:value="9.99974840736465" calcext:value-type="float">
            <text:p>9.99974840736465</text:p>
          </table:table-cell>
          <table:table-cell table:style-name="ce1" table:formula="of:=VLOOKUP([.$E28]; [$Sheet2.$C:.$E]; 2; 0)" office:value-type="float" office:value="2" calcext:value-type="float">
            <text:p>2</text:p>
          </table:table-cell>
          <table:table-cell table:style-name="ce1" table:formula="of:=VLOOKUP([.$E28]; [$Sheet2.$C:.$E]; 3; 0)" office:value-type="float" office:value="10" calcext:value-type="float">
            <text:p>10</text:p>
          </table:table-cell>
          <table:table-cell table:formula="of:=([.F28]-[.G28])/([.H28]-[.G28])" office:value-type="percentage" office:value="0.999968550920581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ventspacingdeviationfactor</text:p>
          </table:table-cell>
          <table:table-cell office:value-type="float" office:value="3" calcext:value-type="float">
            <text:p>3</text:p>
          </table:table-cell>
          <table:table-cell table:style-name="ce1" table:formula="of:=VLOOKUP([.$E29]; [$Sheet2.$C:.$E]; 2; 0)" office:value-type="float" office:value="1" calcext:value-type="float">
            <text:p>1</text:p>
          </table:table-cell>
          <table:table-cell table:style-name="ce1" table:formula="of:=VLOOKUP([.$E29]; [$Sheet2.$C:.$E]; 3; 0)" office:value-type="float" office:value="5" calcext:value-type="float">
            <text:p>5</text:p>
          </table:table-cell>
          <table:table-cell table:formula="of:=([.F29]-[.G29])/([.H29]-[.G29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ventspacingdeviationfactor</text:p>
          </table:table-cell>
          <table:table-cell office:value-type="float" office:value="3" calcext:value-type="float">
            <text:p>3</text:p>
          </table:table-cell>
          <table:table-cell table:style-name="ce1" table:formula="of:=VLOOKUP([.$E30]; [$Sheet2.$C:.$E]; 2; 0)" office:value-type="float" office:value="1" calcext:value-type="float">
            <text:p>1</text:p>
          </table:table-cell>
          <table:table-cell table:style-name="ce1" table:formula="of:=VLOOKUP([.$E30]; [$Sheet2.$C:.$E]; 3; 0)" office:value-type="float" office:value="5" calcext:value-type="float">
            <text:p>5</text:p>
          </table:table-cell>
          <table:table-cell table:formula="of:=([.F30]-[.G30])/([.H30]-[.G30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ventspacingdeviationfactor</text:p>
          </table:table-cell>
          <table:table-cell office:value-type="float" office:value="3" calcext:value-type="float">
            <text:p>3</text:p>
          </table:table-cell>
          <table:table-cell table:style-name="ce1" table:formula="of:=VLOOKUP([.$E31]; [$Sheet2.$C:.$E]; 2; 0)" office:value-type="float" office:value="1" calcext:value-type="float">
            <text:p>1</text:p>
          </table:table-cell>
          <table:table-cell table:style-name="ce1" table:formula="of:=VLOOKUP([.$E31]; [$Sheet2.$C:.$E]; 3; 0)" office:value-type="float" office:value="5" calcext:value-type="float">
            <text:p>5</text:p>
          </table:table-cell>
          <table:table-cell table:formula="of:=([.F31]-[.G31])/([.H31]-[.G31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5" calcext:value-type="float">
            <text:p>0.25</text:p>
          </table:table-cell>
          <table:table-cell table:style-name="ce1" table:formula="of:=VLOOKUP([.$E32]; [$Sheet2.$C:.$E]; 2; 0)" office:value-type="float" office:value="0.05" calcext:value-type="float">
            <text:p>0.05</text:p>
          </table:table-cell>
          <table:table-cell table:style-name="ce1" table:formula="of:=VLOOKUP([.$E32]; [$Sheet2.$C:.$E]; 3; 0)" office:value-type="float" office:value="0.45" calcext:value-type="float">
            <text:p>0.45</text:p>
          </table:table-cell>
          <table:table-cell table:formula="of:=([.F32]-[.G32])/([.H32]-[.G32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5" calcext:value-type="float">
            <text:p>0.25</text:p>
          </table:table-cell>
          <table:table-cell table:style-name="ce1" table:formula="of:=VLOOKUP([.$E33]; [$Sheet2.$C:.$E]; 2; 0)" office:value-type="float" office:value="0.05" calcext:value-type="float">
            <text:p>0.05</text:p>
          </table:table-cell>
          <table:table-cell table:style-name="ce1" table:formula="of:=VLOOKUP([.$E33]; [$Sheet2.$C:.$E]; 3; 0)" office:value-type="float" office:value="0.45" calcext:value-type="float">
            <text:p>0.45</text:p>
          </table:table-cell>
          <table:table-cell table:formula="of:=([.F33]-[.G33])/([.H33]-[.G33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5" calcext:value-type="float">
            <text:p>0.25</text:p>
          </table:table-cell>
          <table:table-cell table:style-name="ce1" table:formula="of:=VLOOKUP([.$E34]; [$Sheet2.$C:.$E]; 2; 0)" office:value-type="float" office:value="0.05" calcext:value-type="float">
            <text:p>0.05</text:p>
          </table:table-cell>
          <table:table-cell table:style-name="ce1" table:formula="of:=VLOOKUP([.$E34]; [$Sheet2.$C:.$E]; 3; 0)" office:value-type="float" office:value="0.45" calcext:value-type="float">
            <text:p>0.45</text:p>
          </table:table-cell>
          <table:table-cell table:formula="of:=([.F34]-[.G34])/([.H34]-[.G34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ventstowardsendoftrackreward</text:p>
          </table:table-cell>
          <table:table-cell office:value-type="float" office:value="5.99988070174272" calcext:value-type="float">
            <text:p>5.99988070174272</text:p>
          </table:table-cell>
          <table:table-cell table:style-name="ce1" table:formula="of:=VLOOKUP([.$E35]; [$Sheet2.$C:.$E]; 2; 0)" office:value-type="float" office:value="0.05" calcext:value-type="float">
            <text:p>0.05</text:p>
          </table:table-cell>
          <table:table-cell table:style-name="ce1" table:formula="of:=VLOOKUP([.$E35]; [$Sheet2.$C:.$E]; 3; 0)" office:value-type="float" office:value="6" calcext:value-type="float">
            <text:p>6</text:p>
          </table:table-cell>
          <table:table-cell table:formula="of:=([.F35]-[.G35])/([.H35]-[.G35])" office:value-type="percentage" office:value="0.999979949872726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ventstowardsendoftrackreward</text:p>
          </table:table-cell>
          <table:table-cell office:value-type="float" office:value="5.99971536098148" calcext:value-type="float">
            <text:p>5.99971536098148</text:p>
          </table:table-cell>
          <table:table-cell table:style-name="ce1" table:formula="of:=VLOOKUP([.$E36]; [$Sheet2.$C:.$E]; 2; 0)" office:value-type="float" office:value="0.05" calcext:value-type="float">
            <text:p>0.05</text:p>
          </table:table-cell>
          <table:table-cell table:style-name="ce1" table:formula="of:=VLOOKUP([.$E36]; [$Sheet2.$C:.$E]; 3; 0)" office:value-type="float" office:value="6" calcext:value-type="float">
            <text:p>6</text:p>
          </table:table-cell>
          <table:table-cell table:formula="of:=([.F36]-[.G36])/([.H36]-[.G36])" office:value-type="percentage" office:value="0.999952161509493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ventstowardsendoftrackreward</text:p>
          </table:table-cell>
          <table:table-cell office:value-type="float" office:value="5.9997670995558" calcext:value-type="float">
            <text:p>5.9997670995558</text:p>
          </table:table-cell>
          <table:table-cell table:style-name="ce1" table:formula="of:=VLOOKUP([.$E37]; [$Sheet2.$C:.$E]; 2; 0)" office:value-type="float" office:value="0.05" calcext:value-type="float">
            <text:p>0.05</text:p>
          </table:table-cell>
          <table:table-cell table:style-name="ce1" table:formula="of:=VLOOKUP([.$E37]; [$Sheet2.$C:.$E]; 3; 0)" office:value-type="float" office:value="6" calcext:value-type="float">
            <text:p>6</text:p>
          </table:table-cell>
          <table:table-cell table:formula="of:=([.F37]-[.G37])/([.H37]-[.G37])" office:value-type="percentage" office:value="0.999960857068202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45" calcext:value-type="float">
            <text:p>0.945</text:p>
          </table:table-cell>
          <table:table-cell table:style-name="ce1" table:formula="of:=VLOOKUP([.$E38]; [$Sheet2.$C:.$E]; 2; 0)" office:value-type="float" office:value="0.9" calcext:value-type="float">
            <text:p>0.9</text:p>
          </table:table-cell>
          <table:table-cell table:style-name="ce1" table:formula="of:=VLOOKUP([.$E38]; [$Sheet2.$C:.$E]; 3; 0)" office:value-type="float" office:value="0.99" calcext:value-type="float">
            <text:p>0.99</text:p>
          </table:table-cell>
          <table:table-cell table:formula="of:=([.F38]-[.G38])/([.H38]-[.G38])" office:value-type="percentage" office:value="0.499999999999999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45" calcext:value-type="float">
            <text:p>0.945</text:p>
          </table:table-cell>
          <table:table-cell table:style-name="ce1" table:formula="of:=VLOOKUP([.$E39]; [$Sheet2.$C:.$E]; 2; 0)" office:value-type="float" office:value="0.9" calcext:value-type="float">
            <text:p>0.9</text:p>
          </table:table-cell>
          <table:table-cell table:style-name="ce1" table:formula="of:=VLOOKUP([.$E39]; [$Sheet2.$C:.$E]; 3; 0)" office:value-type="float" office:value="0.99" calcext:value-type="float">
            <text:p>0.99</text:p>
          </table:table-cell>
          <table:table-cell table:formula="of:=([.F39]-[.G39])/([.H39]-[.G39])" office:value-type="percentage" office:value="0.499999999999999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45" calcext:value-type="float">
            <text:p>0.945</text:p>
          </table:table-cell>
          <table:table-cell table:style-name="ce1" table:formula="of:=VLOOKUP([.$E40]; [$Sheet2.$C:.$E]; 2; 0)" office:value-type="float" office:value="0.9" calcext:value-type="float">
            <text:p>0.9</text:p>
          </table:table-cell>
          <table:table-cell table:style-name="ce1" table:formula="of:=VLOOKUP([.$E40]; [$Sheet2.$C:.$E]; 3; 0)" office:value-type="float" office:value="0.99" calcext:value-type="float">
            <text:p>0.99</text:p>
          </table:table-cell>
          <table:table-cell table:formula="of:=([.F40]-[.G40])/([.H40]-[.G40])" office:value-type="percentage" office:value="0.499999999999999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dderscanstartat</text:p>
          </table:table-cell>
          <table:table-cell office:value-type="float" office:value="12" calcext:value-type="float">
            <text:p>12</text:p>
          </table:table-cell>
          <table:table-cell table:style-name="ce1" table:formula="of:=VLOOKUP([.$E41]; [$Sheet2.$C:.$E]; 2; 0)" office:value-type="float" office:value="5" calcext:value-type="float">
            <text:p>5</text:p>
          </table:table-cell>
          <table:table-cell table:style-name="ce1" table:formula="of:=VLOOKUP([.$E41]; [$Sheet2.$C:.$E]; 3; 0)" office:value-type="float" office:value="20" calcext:value-type="float">
            <text:p>20</text:p>
          </table:table-cell>
          <table:table-cell table:formula="of:=([.F41]-[.G41])/([.H41]-[.G41])" office:value-type="percentage" office:value="0.466666666666667" calcext:value-type="percentage">
            <text:p>46.6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dderscanstartat</text:p>
          </table:table-cell>
          <table:table-cell office:value-type="float" office:value="12" calcext:value-type="float">
            <text:p>12</text:p>
          </table:table-cell>
          <table:table-cell table:style-name="ce1" table:formula="of:=VLOOKUP([.$E42]; [$Sheet2.$C:.$E]; 2; 0)" office:value-type="float" office:value="5" calcext:value-type="float">
            <text:p>5</text:p>
          </table:table-cell>
          <table:table-cell table:style-name="ce1" table:formula="of:=VLOOKUP([.$E42]; [$Sheet2.$C:.$E]; 3; 0)" office:value-type="float" office:value="20" calcext:value-type="float">
            <text:p>20</text:p>
          </table:table-cell>
          <table:table-cell table:formula="of:=([.F42]-[.G42])/([.H42]-[.G42])" office:value-type="percentage" office:value="0.466666666666667" calcext:value-type="percentage">
            <text:p>46.6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dderscanstartat</text:p>
          </table:table-cell>
          <table:table-cell office:value-type="float" office:value="12" calcext:value-type="float">
            <text:p>12</text:p>
          </table:table-cell>
          <table:table-cell table:style-name="ce1" table:formula="of:=VLOOKUP([.$E43]; [$Sheet2.$C:.$E]; 2; 0)" office:value-type="float" office:value="5" calcext:value-type="float">
            <text:p>5</text:p>
          </table:table-cell>
          <table:table-cell table:style-name="ce1" table:formula="of:=VLOOKUP([.$E43]; [$Sheet2.$C:.$E]; 3; 0)" office:value-type="float" office:value="20" calcext:value-type="float">
            <text:p>20</text:p>
          </table:table-cell>
          <table:table-cell table:formula="of:=([.F43]-[.G43])/([.H43]-[.G43])" office:value-type="percentage" office:value="0.466666666666667" calcext:value-type="percentage">
            <text:p>46.6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5.99958755859917" calcext:value-type="float">
            <text:p>5.99958755859917</text:p>
          </table:table-cell>
          <table:table-cell table:style-name="ce1" table:formula="of:=VLOOKUP([.$E44]; [$Sheet2.$C:.$E]; 2; 0)" office:value-type="float" office:value="1" calcext:value-type="float">
            <text:p>1</text:p>
          </table:table-cell>
          <table:table-cell table:style-name="ce1" table:formula="of:=VLOOKUP([.$E44]; [$Sheet2.$C:.$E]; 3; 0)" office:value-type="float" office:value="6" calcext:value-type="float">
            <text:p>6</text:p>
          </table:table-cell>
          <table:table-cell table:formula="of:=([.F44]-[.G44])/([.H44]-[.G44])" office:value-type="percentage" office:value="0.999917511719834" calcext:value-type="percentage">
            <text:p>99.99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5.99991316353777" calcext:value-type="float">
            <text:p>5.99991316353777</text:p>
          </table:table-cell>
          <table:table-cell table:style-name="ce1" table:formula="of:=VLOOKUP([.$E45]; [$Sheet2.$C:.$E]; 2; 0)" office:value-type="float" office:value="1" calcext:value-type="float">
            <text:p>1</text:p>
          </table:table-cell>
          <table:table-cell table:style-name="ce1" table:formula="of:=VLOOKUP([.$E45]; [$Sheet2.$C:.$E]; 3; 0)" office:value-type="float" office:value="6" calcext:value-type="float">
            <text:p>6</text:p>
          </table:table-cell>
          <table:table-cell table:formula="of:=([.F45]-[.G45])/([.H45]-[.G45])" office:value-type="percentage" office:value="0.999982632707554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5.99975935792386" calcext:value-type="float">
            <text:p>5.99975935792386</text:p>
          </table:table-cell>
          <table:table-cell table:style-name="ce1" table:formula="of:=VLOOKUP([.$E46]; [$Sheet2.$C:.$E]; 2; 0)" office:value-type="float" office:value="1" calcext:value-type="float">
            <text:p>1</text:p>
          </table:table-cell>
          <table:table-cell table:style-name="ce1" table:formula="of:=VLOOKUP([.$E46]; [$Sheet2.$C:.$E]; 3; 0)" office:value-type="float" office:value="6" calcext:value-type="float">
            <text:p>6</text:p>
          </table:table-cell>
          <table:table-cell table:formula="of:=([.F46]-[.G46])/([.H46]-[.G46])" office:value-type="percentage" office:value="0.999951871584772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.15" calcext:value-type="float">
            <text:p>1.15</text:p>
          </table:table-cell>
          <table:table-cell table:style-name="ce1" table:formula="of:=VLOOKUP([.$E47]; [$Sheet2.$C:.$E]; 2; 0)" office:value-type="float" office:value="0.3" calcext:value-type="float">
            <text:p>0.3</text:p>
          </table:table-cell>
          <table:table-cell table:style-name="ce1" table:formula="of:=VLOOKUP([.$E47]; [$Sheet2.$C:.$E]; 3; 0)" office:value-type="float" office:value="2" calcext:value-type="float">
            <text:p>2</text:p>
          </table:table-cell>
          <table:table-cell table:formula="of:=([.F47]-[.G47])/([.H47]-[.G47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.15" calcext:value-type="float">
            <text:p>1.15</text:p>
          </table:table-cell>
          <table:table-cell table:style-name="ce1" table:formula="of:=VLOOKUP([.$E48]; [$Sheet2.$C:.$E]; 2; 0)" office:value-type="float" office:value="0.3" calcext:value-type="float">
            <text:p>0.3</text:p>
          </table:table-cell>
          <table:table-cell table:style-name="ce1" table:formula="of:=VLOOKUP([.$E48]; [$Sheet2.$C:.$E]; 3; 0)" office:value-type="float" office:value="2" calcext:value-type="float">
            <text:p>2</text:p>
          </table:table-cell>
          <table:table-cell table:formula="of:=([.F48]-[.G48])/([.H48]-[.G48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.15" calcext:value-type="float">
            <text:p>1.15</text:p>
          </table:table-cell>
          <table:table-cell table:style-name="ce1" table:formula="of:=VLOOKUP([.$E49]; [$Sheet2.$C:.$E]; 2; 0)" office:value-type="float" office:value="0.3" calcext:value-type="float">
            <text:p>0.3</text:p>
          </table:table-cell>
          <table:table-cell table:style-name="ce1" table:formula="of:=VLOOKUP([.$E49]; [$Sheet2.$C:.$E]; 3; 0)" office:value-type="float" office:value="2" calcext:value-type="float">
            <text:p>2</text:p>
          </table:table-cell>
          <table:table-cell table:formula="of:=([.F49]-[.G49])/([.H49]-[.G49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chuteoverdrivepct</text:p>
          </table:table-cell>
          <table:table-cell office:value-type="float" office:value="1.2" calcext:value-type="float">
            <text:p>1.2</text:p>
          </table:table-cell>
          <table:table-cell table:style-name="ce1" table:formula="of:=VLOOKUP([.$E50]; [$Sheet2.$C:.$E]; 2; 0)" office:value-type="float" office:value="1" calcext:value-type="float">
            <text:p>1</text:p>
          </table:table-cell>
          <table:table-cell table:style-name="ce1" table:formula="of:=VLOOKUP([.$E50]; [$Sheet2.$C:.$E]; 3; 0)" office:value-type="float" office:value="1.4" calcext:value-type="float">
            <text:p>1.4</text:p>
          </table:table-cell>
          <table:table-cell table:formula="of:=([.F50]-[.G50])/([.H50]-[.G50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xchuteoverdrivepct</text:p>
          </table:table-cell>
          <table:table-cell office:value-type="float" office:value="1.2" calcext:value-type="float">
            <text:p>1.2</text:p>
          </table:table-cell>
          <table:table-cell table:style-name="ce1" table:formula="of:=VLOOKUP([.$E51]; [$Sheet2.$C:.$E]; 2; 0)" office:value-type="float" office:value="1" calcext:value-type="float">
            <text:p>1</text:p>
          </table:table-cell>
          <table:table-cell table:style-name="ce1" table:formula="of:=VLOOKUP([.$E51]; [$Sheet2.$C:.$E]; 3; 0)" office:value-type="float" office:value="1.4" calcext:value-type="float">
            <text:p>1.4</text:p>
          </table:table-cell>
          <table:table-cell table:formula="of:=([.F51]-[.G51])/([.H51]-[.G51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xchuteoverdrivepct</text:p>
          </table:table-cell>
          <table:table-cell office:value-type="float" office:value="1.2" calcext:value-type="float">
            <text:p>1.2</text:p>
          </table:table-cell>
          <table:table-cell table:style-name="ce1" table:formula="of:=VLOOKUP([.$E52]; [$Sheet2.$C:.$E]; 2; 0)" office:value-type="float" office:value="1" calcext:value-type="float">
            <text:p>1</text:p>
          </table:table-cell>
          <table:table-cell table:style-name="ce1" table:formula="of:=VLOOKUP([.$E52]; [$Sheet2.$C:.$E]; 3; 0)" office:value-type="float" office:value="1.4" calcext:value-type="float">
            <text:p>1.4</text:p>
          </table:table-cell>
          <table:table-cell table:formula="of:=([.F52]-[.G52])/([.H52]-[.G52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xorthoratio</text:p>
          </table:table-cell>
          <table:table-cell office:value-type="float" office:value="0.275" calcext:value-type="float">
            <text:p>0.275</text:p>
          </table:table-cell>
          <table:table-cell table:style-name="ce1" table:formula="of:=VLOOKUP([.$E53]; [$Sheet2.$C:.$E]; 2; 0)" office:value-type="float" office:value="0.05" calcext:value-type="float">
            <text:p>0.05</text:p>
          </table:table-cell>
          <table:table-cell table:style-name="ce1" table:formula="of:=VLOOKUP([.$E53]; [$Sheet2.$C:.$E]; 3; 0)" office:value-type="float" office:value="0.5" calcext:value-type="float">
            <text:p>0.5</text:p>
          </table:table-cell>
          <table:table-cell table:formula="of:=([.F53]-[.G53])/([.H53]-[.G53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orthoratio</text:p>
          </table:table-cell>
          <table:table-cell office:value-type="float" office:value="0.275" calcext:value-type="float">
            <text:p>0.275</text:p>
          </table:table-cell>
          <table:table-cell table:style-name="ce1" table:formula="of:=VLOOKUP([.$E54]; [$Sheet2.$C:.$E]; 2; 0)" office:value-type="float" office:value="0.05" calcext:value-type="float">
            <text:p>0.05</text:p>
          </table:table-cell>
          <table:table-cell table:style-name="ce1" table:formula="of:=VLOOKUP([.$E54]; [$Sheet2.$C:.$E]; 3; 0)" office:value-type="float" office:value="0.5" calcext:value-type="float">
            <text:p>0.5</text:p>
          </table:table-cell>
          <table:table-cell table:formula="of:=([.F54]-[.G54])/([.H54]-[.G54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xorthoratio</text:p>
          </table:table-cell>
          <table:table-cell office:value-type="float" office:value="0.275" calcext:value-type="float">
            <text:p>0.275</text:p>
          </table:table-cell>
          <table:table-cell table:style-name="ce1" table:formula="of:=VLOOKUP([.$E55]; [$Sheet2.$C:.$E]; 2; 0)" office:value-type="float" office:value="0.05" calcext:value-type="float">
            <text:p>0.05</text:p>
          </table:table-cell>
          <table:table-cell table:style-name="ce1" table:formula="of:=VLOOKUP([.$E55]; [$Sheet2.$C:.$E]; 3; 0)" office:value-type="float" office:value="0.5" calcext:value-type="float">
            <text:p>0.5</text:p>
          </table:table-cell>
          <table:table-cell table:formula="of:=([.F55]-[.G55])/([.H55]-[.G55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chutetoladderratio</text:p>
          </table:table-cell>
          <table:table-cell office:value-type="float" office:value="0.55" calcext:value-type="float">
            <text:p>0.55</text:p>
          </table:table-cell>
          <table:table-cell table:style-name="ce1" table:formula="of:=VLOOKUP([.$E56]; [$Sheet2.$C:.$E]; 2; 0)" office:value-type="float" office:value="0.4" calcext:value-type="float">
            <text:p>0.4</text:p>
          </table:table-cell>
          <table:table-cell table:style-name="ce1" table:formula="of:=VLOOKUP([.$E56]; [$Sheet2.$C:.$E]; 3; 0)" office:value-type="float" office:value="0.9" calcext:value-type="float">
            <text:p>0.9</text:p>
          </table:table-cell>
          <table:table-cell table:formula="of:=([.F56]-[.G56])/([.H56]-[.G56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chutetoladderratio</text:p>
          </table:table-cell>
          <table:table-cell office:value-type="float" office:value="0.55" calcext:value-type="float">
            <text:p>0.55</text:p>
          </table:table-cell>
          <table:table-cell table:style-name="ce1" table:formula="of:=VLOOKUP([.$E57]; [$Sheet2.$C:.$E]; 2; 0)" office:value-type="float" office:value="0.4" calcext:value-type="float">
            <text:p>0.4</text:p>
          </table:table-cell>
          <table:table-cell table:style-name="ce1" table:formula="of:=VLOOKUP([.$E57]; [$Sheet2.$C:.$E]; 3; 0)" office:value-type="float" office:value="0.9" calcext:value-type="float">
            <text:p>0.9</text:p>
          </table:table-cell>
          <table:table-cell table:formula="of:=([.F57]-[.G57])/([.H57]-[.G57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chutetoladderratio</text:p>
          </table:table-cell>
          <table:table-cell office:value-type="float" office:value="0.55" calcext:value-type="float">
            <text:p>0.55</text:p>
          </table:table-cell>
          <table:table-cell table:style-name="ce1" table:formula="of:=VLOOKUP([.$E58]; [$Sheet2.$C:.$E]; 2; 0)" office:value-type="float" office:value="0.4" calcext:value-type="float">
            <text:p>0.4</text:p>
          </table:table-cell>
          <table:table-cell table:style-name="ce1" table:formula="of:=VLOOKUP([.$E58]; [$Sheet2.$C:.$E]; 3; 0)" office:value-type="float" office:value="0.9" calcext:value-type="float">
            <text:p>0.9</text:p>
          </table:table-cell>
          <table:table-cell table:formula="of:=([.F58]-[.G58])/([.H58]-[.G58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laddertochuteratio</text:p>
          </table:table-cell>
          <table:table-cell office:value-type="float" office:value="0.55" calcext:value-type="float">
            <text:p>0.55</text:p>
          </table:table-cell>
          <table:table-cell table:style-name="ce1" table:formula="of:=VLOOKUP([.$E59]; [$Sheet2.$C:.$E]; 2; 0)" office:value-type="float" office:value="0.4" calcext:value-type="float">
            <text:p>0.4</text:p>
          </table:table-cell>
          <table:table-cell table:style-name="ce1" table:formula="of:=VLOOKUP([.$E59]; [$Sheet2.$C:.$E]; 3; 0)" office:value-type="float" office:value="0.9" calcext:value-type="float">
            <text:p>0.9</text:p>
          </table:table-cell>
          <table:table-cell table:formula="of:=([.F59]-[.G59])/([.H59]-[.G59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laddertochuteratio</text:p>
          </table:table-cell>
          <table:table-cell office:value-type="float" office:value="0.55" calcext:value-type="float">
            <text:p>0.55</text:p>
          </table:table-cell>
          <table:table-cell table:style-name="ce1" table:formula="of:=VLOOKUP([.$E60]; [$Sheet2.$C:.$E]; 2; 0)" office:value-type="float" office:value="0.4" calcext:value-type="float">
            <text:p>0.4</text:p>
          </table:table-cell>
          <table:table-cell table:style-name="ce1" table:formula="of:=VLOOKUP([.$E60]; [$Sheet2.$C:.$E]; 3; 0)" office:value-type="float" office:value="0.9" calcext:value-type="float">
            <text:p>0.9</text:p>
          </table:table-cell>
          <table:table-cell table:formula="of:=([.F60]-[.G60])/([.H60]-[.G60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nladdertochuteratio</text:p>
          </table:table-cell>
          <table:table-cell office:value-type="float" office:value="0.55" calcext:value-type="float">
            <text:p>0.55</text:p>
          </table:table-cell>
          <table:table-cell table:style-name="ce1" table:formula="of:=VLOOKUP([.$E61]; [$Sheet2.$C:.$E]; 2; 0)" office:value-type="float" office:value="0.4" calcext:value-type="float">
            <text:p>0.4</text:p>
          </table:table-cell>
          <table:table-cell table:style-name="ce1" table:formula="of:=VLOOKUP([.$E61]; [$Sheet2.$C:.$E]; 3; 0)" office:value-type="float" office:value="0.9" calcext:value-type="float">
            <text:p>0.9</text:p>
          </table:table-cell>
          <table:table-cell table:formula="of:=([.F61]-[.G61])/([.H61]-[.G61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ohitfreqimpedance</text:p>
          </table:table-cell>
          <table:table-cell office:value-type="float" office:value="0.3" calcext:value-type="float">
            <text:p>0.3</text:p>
          </table:table-cell>
          <table:table-cell table:style-name="ce1" table:formula="of:=VLOOKUP([.$E62]; [$Sheet2.$C:.$E]; 2; 0)" office:value-type="float" office:value="0.2" calcext:value-type="float">
            <text:p>0.2</text:p>
          </table:table-cell>
          <table:table-cell table:style-name="ce1" table:formula="of:=VLOOKUP([.$E62]; [$Sheet2.$C:.$E]; 3; 0)" office:value-type="float" office:value="0.4" calcext:value-type="float">
            <text:p>0.4</text:p>
          </table:table-cell>
          <table:table-cell table:formula="of:=([.F62]-[.G62])/([.H62]-[.G62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wohitfreqimpedance</text:p>
          </table:table-cell>
          <table:table-cell office:value-type="float" office:value="0.3" calcext:value-type="float">
            <text:p>0.3</text:p>
          </table:table-cell>
          <table:table-cell table:style-name="ce1" table:formula="of:=VLOOKUP([.$E63]; [$Sheet2.$C:.$E]; 2; 0)" office:value-type="float" office:value="0.2" calcext:value-type="float">
            <text:p>0.2</text:p>
          </table:table-cell>
          <table:table-cell table:style-name="ce1" table:formula="of:=VLOOKUP([.$E63]; [$Sheet2.$C:.$E]; 3; 0)" office:value-type="float" office:value="0.4" calcext:value-type="float">
            <text:p>0.4</text:p>
          </table:table-cell>
          <table:table-cell table:formula="of:=([.F63]-[.G63])/([.H63]-[.G63]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ohitfreqimpedance</text:p>
          </table:table-cell>
          <table:table-cell office:value-type="float" office:value="0.3" calcext:value-type="float">
            <text:p>0.3</text:p>
          </table:table-cell>
          <table:table-cell table:style-name="ce1" table:formula="of:=VLOOKUP([.$E64]; [$Sheet2.$C:.$E]; 2; 0)" office:value-type="float" office:value="0.2" calcext:value-type="float">
            <text:p>0.2</text:p>
          </table:table-cell>
          <table:table-cell table:style-name="ce1" table:formula="of:=VLOOKUP([.$E64]; [$Sheet2.$C:.$E]; 3; 0)" office:value-type="float" office:value="0.4" calcext:value-type="float">
            <text:p>0.4</text:p>
          </table:table-cell>
          <table:table-cell table:formula="of:=([.F64]-[.G64])/([.H64]-[.G64])" office:value-type="percentage" office:value="0.5" calcext:value-type="percentage">
            <text:p>50.00%</text:p>
          </table:table-cell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Board_ID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UBound</text:p>
          </table:table-cell>
          <table:table-cell office:value-type="string" calcext:value-type="string">
            <text:p>isIn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eopteventspertrack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adderscanstarta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eoptfirstch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ndenergyskewdiminish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chuteoverdrivepct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ventspacingdeviationfa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ndenergybufferdivider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ove1allowanceratio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engthovertimescoringfactor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xorthoratio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laddertochuteratio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wohitfreqimpedance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nchutetoladderratio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ncelimpedance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isallowbelowsetlengt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forceminspac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ventstowardsendoftrackreward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rgybufferenforce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5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Trackwise</text:p>
          </table:table-cell>
          <table:table-cell office:value-type="string" calcext:value-type="string">
            <text:p>Ac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baseopteventspertra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baseoptfirstch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baseoptfirstchu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s</text:p>
          </table:table-cell>
          <table:table-cell office:value-type="string" calcext:value-type="string">
            <text:p>cancelimped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s</text:p>
          </table:table-cell>
          <table:table-cell office:value-type="string" calcext:value-type="string">
            <text:p>candenergybufferdivid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sallowbelowsetlength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office:value-type="string" calcext:value-type="string">
            <text:p>candenergyskewdiminis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ergybufferenforcement</text:p>
          </table:table-cell>
        </table:table-row>
        <table:table-row table:style-name="ro1">
          <table:table-cell office:value-type="string" calcext:value-type="string">
            <text:p>eventsHitLengthDistribution_bottomheavy</text:p>
          </table:table-cell>
          <table:table-cell office:value-type="string" calcext:value-type="string">
            <text:p>disallowbelowsetleng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forceminspacing</text:p>
          </table:table-cell>
        </table:table-row>
        <table:table-row table:style-name="ro1">
          <table:table-cell office:value-type="string" calcext:value-type="string">
            <text:p>trackEventLengthDistribution_curvefit</text:p>
          </table:table-cell>
          <table:table-cell office:value-type="string" calcext:value-type="string">
            <text:p>disallowbelowsetleng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ventstowardsendoftrackreward</text:p>
          </table:table-cell>
        </table:table-row>
        <table:table-row table:style-name="ro1">
          <table:table-cell office:value-type="string" calcext:value-type="string">
            <text:p>energy_curvefit</text:p>
          </table:table-cell>
          <table:table-cell office:value-type="string" calcext:value-type="string">
            <text:p>energybufferenforc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ngthhistogramscoringfactor</text:p>
          </table:table-cell>
        </table:table-row>
        <table:table-row table:style-name="ro1">
          <table:table-cell office:value-type="string" calcext:value-type="string">
            <text:p>earlytermination</text:p>
          </table:table-cell>
          <table:table-cell office:value-type="string" calcext:value-type="string">
            <text:p>energybufferenforcem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rlytermination</text:p>
          </table:table-cell>
          <table:table-cell office:value-type="string" calcext:value-type="string">
            <text:p>enforceminspac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SpacingHist_curvefit</text:p>
          </table:table-cell>
          <table:table-cell office:value-type="string" calcext:value-type="string">
            <text:p>eventspacingdeviation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SpacingHist_curvefit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rlytermination</text:p>
          </table:table-cell>
          <table:table-cell office:value-type="string" calcext:value-type="string">
            <text:p>eventstowardsendoftrackrewa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ladderscanstarta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ladderscanstart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sHitLengthDistribution_bottomheavy</text:p>
          </table:table-cell>
          <table:table-cell office:value-type="string" calcext:value-type="string">
            <text:p>lengthhistogramscoringfac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EventLengthDistribution_curvefit</text:p>
          </table:table-cell>
          <table:table-cell office:value-type="string" calcext:value-type="string">
            <text:p>lengthhistogramscoringfac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axchuteoverdrivep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thos</text:p>
          </table:table-cell>
          <table:table-cell office:value-type="string" calcext:value-type="string">
            <text:p>maxorthorat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minchutetoladderra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minchutetoladderrati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elength</text:p>
          </table:table-cell>
          <table:table-cell office:value-type="string" calcext:value-type="string">
            <text:p>minladdertochuterat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minladdertochuterat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eats</text:p>
          </table:table-cell>
          <table:table-cell office:value-type="string" calcext:value-type="string">
            <text:p>move1allowancerat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hits</text:p>
          </table:table-cell>
          <table:table-cell office:value-type="string" calcext:value-type="string">
            <text:p>move1allowancera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eats</text:p>
          </table:table-cell>
          <table:table-cell office:value-type="string" calcext:value-type="string">
            <text:p>twohitfreqimped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wohits</text:p>
          </table:table-cell>
          <table:table-cell office:value-type="string" calcext:value-type="string">
            <text:p>twohitfreqimped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Sheet4" table:style-name="ta1"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ptimizerRunSet</text:p>
          </table:table-cell>
          <table:table-cell office:value-type="string" calcext:value-type="string">
            <text:p>OptimizerRun</text:p>
          </table:table-cell>
          <table:table-cell office:value-type="string" calcext:value-type="string">
            <text:p>Board_I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Flavour</text:p>
          </table:table-cell>
          <table:table-cell office:value-type="string" calcext:value-type="string">
            <text:p>Result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tho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01538461538462" calcext:value-type="float">
            <text:p>0.01538461538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lti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cels</text:p>
          </table:table-cell>
          <table:table-cell office:value-type="string" calcext:value-type="string">
            <text:p>GAME BOARD STRUCTURE SCALAR STA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rlytermination_T29</text:p>
          </table:table-cell>
          <table:table-cell office:value-type="string" calcext:value-type="string">
            <text:p>GAMEPLAY SCALAR STATS</text:p>
          </table:table-cell>
          <table:table-cell office:value-type="float" office:value="0.18333333333333" calcext:value-type="float">
            <text:p>0.18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rlytermination_T30</text:p>
          </table:table-cell>
          <table:table-cell office:value-type="string" calcext:value-type="string">
            <text:p>GAMEPLAY SCALAR STATS</text:p>
          </table:table-cell>
          <table:table-cell office:value-type="float" office:value="0.00833333333333" calcext:value-type="float">
            <text:p>0.008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rlytermination_T31</text:p>
          </table:table-cell>
          <table:table-cell office:value-type="string" calcext:value-type="string">
            <text:p>GAMEPLAY SCALAR STATS</text:p>
          </table:table-cell>
          <table:table-cell office:value-type="float" office:value="0.01666666666667" calcext:value-type="float">
            <text:p>0.01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SpacingHist_curvefit</text:p>
          </table:table-cell>
          <table:table-cell office:value-type="string" calcext:value-type="string">
            <text:p>GAME BOARD STRUCTURE STATISTIC STATS</text:p>
          </table:table-cell>
          <table:table-cell office:value-type="float" office:value="0.06023325330241" calcext:value-type="float">
            <text:p>0.06023325330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GAMEPLAY SCALAR STATS</text:p>
          </table:table-cell>
          <table:table-cell office:value-type="float" office:value="0.11912318554057" calcext:value-type="float">
            <text:p>0.11912318554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_T29</text:p>
          </table:table-cell>
          <table:table-cell office:value-type="string" calcext:value-type="string">
            <text:p>GAMEPLAY SCALAR STATS</text:p>
          </table:table-cell>
          <table:table-cell office:value-type="float" office:value="0.09866666666667" calcext:value-type="float">
            <text:p>0.098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_T30</text:p>
          </table:table-cell>
          <table:table-cell office:value-type="string" calcext:value-type="string">
            <text:p>GAMEPLAY SCALAR STATS</text:p>
          </table:table-cell>
          <table:table-cell office:value-type="float" office:value="-0.13233333333333" calcext:value-type="float">
            <text:p>-0.132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_T31</text:p>
          </table:table-cell>
          <table:table-cell office:value-type="string" calcext:value-type="string">
            <text:p>GAMEPLAY SCALAR STATS</text:p>
          </table:table-cell>
          <table:table-cell office:value-type="float" office:value="0.03366666666667" calcext:value-type="float">
            <text:p>0.033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melength</text:p>
          </table:table-cell>
          <table:table-cell office:value-type="string" calcext:value-type="string">
            <text:p>GAMEPLAY SCALAR STATS</text:p>
          </table:table-cell>
          <table:table-cell office:value-type="float" office:value="0.19508333333333" calcext:value-type="float">
            <text:p>0.19508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wohits</text:p>
          </table:table-cell>
          <table:table-cell office:value-type="string" calcext:value-type="string">
            <text:p>GAMEPLAY SCALAR STATS</text:p>
          </table:table-cell>
          <table:table-cell office:value-type="float" office:value="0.00207932410232" calcext:value-type="float">
            <text:p>0.00207932410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excite</text:p>
          </table:table-cell>
          <table:table-cell office:value-type="string" calcext:value-type="string">
            <text:p>GAMEPLAY SCALAR STATS</text:p>
          </table:table-cell>
          <table:table-cell office:value-type="float" office:value="1.58227848101266" calcext:value-type="float">
            <text:p>1.58227848101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GAMEPLAY SCALAR STATS</text:p>
          </table:table-cell>
          <table:table-cell office:value-type="float" office:value="0.00001321090511" calcext:value-type="float">
            <text:p>0.00001321090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sOverTime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01066611185913" calcext:value-type="float">
            <text:p>0.010666111859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erg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01488894290985" calcext:value-type="float">
            <text:p>0.01488894290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locity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00353969200481" calcext:value-type="float">
            <text:p>0.003539692004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ventsHitLengthDistribution_curvefit</text:p>
          </table:table-cell>
          <table:table-cell office:value-type="string" calcext:value-type="string">
            <text:p>GAMEPLAY STATISTICAL STATS (lol)</text:p>
          </table:table-cell>
          <table:table-cell office:value-type="float" office:value="0.03854717069604" calcext:value-type="float">
            <text:p>0.03854717069604</text:p>
          </table:table-cell>
        </table:table-row>
      </table:table>
      <table:named-expressions/>
      <table:database-ranges>
        <table:database-range table:name="__Anonymous_Sheet_DB__0" table:target-range-address="Sheet1.A1:Sheet1.F58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Sheet2.A1:Sheet2.G4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Sheet3.A1:Sheet3.E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8:17:47.991000000</meta:creation-date>
    <dc:date>2024-09-28T11:07:15.137000000</dc:date>
    <meta:editing-duration>P6DT16H49M23S</meta:editing-duration>
    <meta:editing-cycles>11</meta:editing-cycles>
    <meta:generator>LibreOffice/7.6.4.1$Windows_X86_64 LibreOffice_project/e19e193f88cd6c0525a17fb7a176ed8e6a3e2aa1</meta:generator>
    <meta:document-statistic meta:table-count="4" meta:cell-count="1008" meta:object-count="0"/>
  </office:meta>
</office:document-meta>
</file>